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5pt" officeooo:rsid="0005cb9e" officeooo:paragraph-rsid="002ce24b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5cb9e" officeooo:paragraph-rsid="002ce24b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fo:font-weight="bold" officeooo:rsid="0005cb9e" officeooo:paragraph-rsid="002ce24b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05cb9e" officeooo:paragraph-rsid="002ce24b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05cb9e" officeooo:paragraph-rsid="002ce24b"/>
    </style:style>
    <style:style style:name="P6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normal" officeooo:rsid="0005cb9e" officeooo:paragraph-rsid="002ce24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5cb9e" officeooo:paragraph-rsid="002ce2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10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Liberation Serif" fo:font-size="12pt" fo:font-style="normal" style:text-underline-style="none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05cb9e" officeooo:paragraph-rsid="0038434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05cb9e" officeooo:paragraph-rsid="0038434c"/>
    </style:style>
    <style:style style:name="P14" style:family="paragraph" style:parent-style-name="Text_20_body" style:list-style-name="L4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L5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5cb9e" officeooo:paragraph-rsid="002ce24b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6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05cb9e" officeooo:paragraph-rsid="002ce24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7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05cb9e"/>
    </style:style>
    <style:style style:name="P20" style:family="paragraph" style:parent-style-name="Text_20_body" style:list-style-name="L7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8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22" style:family="paragraph" style:parent-style-name="Text_20_body" style:list-style-name="L9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23" style:family="paragraph" style:parent-style-name="Text_20_body" style:list-style-name="L10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24" style:family="paragraph" style:parent-style-name="Text_20_body" style:list-style-name="L1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Liberation Serif" fo:font-size="12pt" fo:font-style="normal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1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officeooo:rsid="0005cb9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12pt" fo:font-style="normal" fo:font-weight="normal" officeooo:rsid="0005cb9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a1a4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font-name="Liberation Serif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font-name="Liberation Serif" fo:font-size="12p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style:font-name="Liberation Serif" fo:font-size="12pt" fo:font-style="normal" fo:font-weight="normal" officeooo:rsid="003c3f0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ctividades unidad 3: Cookies, localStorage, Strings, Objetos y Funciones</text:h>
      <text:p text:style-name="P2">Preguntas teóricas</text:p>
      <text:p text:style-name="P3">1. Cookies y almacenamiento web:</text:p>
      <text:p text:style-name="P4">a. Explica qué es una cookie y para qué sirve en el desarrollo web.</text:p>
      <text:p text:style-name="P5"><text:span text:style-name="T1">Una cookie es un pequeño archivo de texto que un sitio web almacena en el navegador del usuario. Sirve principalmente para recordar información sobre el usuario entre diferentes solicitudes o visitas.<text:line-break/></text:span><text:span text:style-name="Strong_20_Emphasis"><text:span text:style-name="T1">Usos comunes:</text:span></text:span></text:p>
      <text:list text:style-name="L1">
        <text:list-item>
          <text:p text:style-name="P6"><text:span text:style-name="Strong_20_Emphasis"><text:span text:style-name="T1">Gestión de sesiones:</text:span></text:span><text:span text:style-name="T1"> Mantener a un usuario logueado.</text:span></text:p>
        </text:list-item>
        <text:list-item>
          <text:p text:style-name="P6"><text:span text:style-name="Strong_20_Emphasis"><text:span text:style-name="T1">Personalización:</text:span></text:span><text:span text:style-name="T1"> Recordar preferencias (tema oscuro, idioma).</text:span></text:p>
        </text:list-item>
        <text:list-item>
          <text:p text:style-name="P6"><text:span text:style-name="Strong_20_Emphasis"><text:span text:style-name="T1">Rastreo (Tracking):</text:span></text:span><text:span text:style-name="T1"> Analizar el comportamiento del usuario para marketing o analíticas.</text:span></text:p>
        </text:list-item>
      </text:list>
      <text:p text:style-name="P7"/>
      <text:p text:style-name="P4">b. Diferencia entre expires y max-age.</text:p>
      <text:p text:style-name="P8">Ambos atributos determinan la vida útil de una cookie, pero de forma distinta:</text:p>
      <text:list text:style-name="L2">
        <text:list-item>
          <text:p text:style-name="P9"><text:span text:style-name="Strong_20_Emphasis"><text:span text:style-name="T2">expires</text:span></text:span><text:span text:style-name="Strong_20_Emphasis"><text:span text:style-name="T1">:</text:span></text:span><text:span text:style-name="T1"> Define una </text:span><text:span text:style-name="Strong_20_Emphasis"><text:span text:style-name="T1">fecha y hora específica</text:span></text:span><text:span text:style-name="T1"> en formato UTC en la que la cookie dejará de ser válida. Si la fecha es anterior a la actual, se borra.</text:span></text:p>
        </text:list-item>
        <text:list-item>
          <text:p text:style-name="P9"><text:span text:style-name="Strong_20_Emphasis"><text:span text:style-name="T2">max-age</text:span></text:span><text:span text:style-name="Strong_20_Emphasis"><text:span text:style-name="T1">:</text:span></text:span><text:span text:style-name="T1"> Define la duración de la cookie en </text:span><text:span text:style-name="Strong_20_Emphasis"><text:span text:style-name="T1">segundos</text:span></text:span><text:span text:style-name="T1"> a partir del momento en que se crea. Es más moderno y tiene prioridad sobre </text:span><text:span text:style-name="T2">expires</text:span><text:span text:style-name="T1"> si ambos están presentes.</text:span></text:p>
        </text:list-item>
      </text:list>
      <text:p text:style-name="P7"/>
      <text:p text:style-name="P4">c. ¿Qué tamaño máximo suele tener una cookie?</text:p>
      <text:p text:style-name="P5"><text:span text:style-name="T1">El tamaño máximo suele ser de </text:span><text:span text:style-name="Strong_20_Emphasis"><text:span text:style-name="T1">4 KB</text:span></text:span><text:span text:style-name="T1"> (4096 bytes) por cookie, incluyendo el nombre y el valor.</text:span></text:p>
      <text:p text:style-name="P8"/>
      <text:p text:style-name="P4">d. Explica por qué es necesario usar EncodeURIComponent() al guardar una cookie.</text:p>
      <text:p text:style-name="P7"><text:span text:style-name="T3">Las cookies se almacenan como una cadena de texto separada por puntos y coma (</text:span><text:span text:style-name="T4">;</text:span><text:span text:style-name="T3">). Si el valor que queremos guardar contiene caracteres especiales (como espacios, comas, puntos y coma o caracteres no ASCII), puede romper el formato de la cookie y causar errores de lectura. </text:span><text:span text:style-name="T4">encodeURIComponent()</text:span><text:span text:style-name="T3"> convierte estos caracteres en un formato seguro (codificación URL) para su almacenamiento.</text:span> </text:p>
      <text:p text:style-name="P7"/>
      <text:p text:style-name="P4">e. ¿Cómo se borra una cookie?</text:p>
      <text:p text:style-name="P8">Para borrar una cookie, debes volver a definirla con el mismo nombre (y ruta/dominio si aplica) pero estableciendo su fecha de expiración en el pasado.</text:p>
      <text:list text:style-name="L3">
        <text:list-item>
          <text:p text:style-name="P10">Ejemplo con <text:span text:style-name="T5">max-age</text:span>: <text:span text:style-name="T5">document.cookie = "usuario=; max-age=0";</text:span></text:p>
        </text:list-item>
        <text:list-item>
          <text:p text:style-name="P11"><text:soft-page-break/><text:span text:style-name="T3">Ejemplo con </text:span><text:span text:style-name="T4">expires</text:span><text:span text:style-name="T3">: </text:span><text:span text:style-name="T4">document.cookie = "usuario=; expires=Thu, 01 Jan 1970 00:00:00 UTC";</text:span></text:p>
        </text:list-item>
      </text:list>
      <text:p text:style-name="P3">2. localStorage y sessionStorage:</text:p>
      <text:p text:style-name="P3">a. Diferencias entre localStorage y sessionStorage.</text:p>
      <text:p text:style-name="P12"><text:span text:style-name="T4">localStorage</text:span><text:span text:style-name="T3"> almacena los datos indefinidamente (hasta que se borren manualmente o por código), incluso si se cierra el navegador. </text:span><text:span text:style-name="T4">sessionStorage</text:span><text:span text:style-name="T3"> solo mantiene los datos mientras la pestaña o ventana del navegador esté abierta; al cerrarla, los datos se pierden.</text:span></text:p>
      <text:p text:style-name="P13"><text:span text:style-name="Strong_20_Emphasis"><text:span text:style-name="T6">Alcance:</text:span></text:span><text:span text:style-name="T6"> </text:span><text:span text:style-name="T7">sessionStorage</text:span><text:span text:style-name="T6"> es específico de la pestaña, mientras que </text:span><text:span text:style-name="T7">localStorage</text:span><text:span text:style-name="T6"> se comparte entre pestañas del mismo origen.</text:span></text:p>
      <text:p text:style-name="P3"/>
      <text:p text:style-name="P3">b. ¿Qué métodos tiene localStorage para guardar y recuperar información?</text:p>
      <text:list text:style-name="L4">
        <text:list-item>
          <text:p text:style-name="P14"><text:span text:style-name="T5">localStorage.setItem('clave', 'valor')</text:span>: Guarda un dato.</text:p>
        </text:list-item>
        <text:list-item>
          <text:p text:style-name="P14"><text:span text:style-name="T5">localStorage.getItem('clave')</text:span>: Recupera un dato.</text:p>
        </text:list-item>
        <text:list-item>
          <text:p text:style-name="P14"><text:span text:style-name="T5">localStorage.removeItem('clave')</text:span>: Elimina un dato específico.</text:p>
        </text:list-item>
        <text:list-item>
          <text:p text:style-name="P14"><text:span text:style-name="T5">localStorage.clear()</text:span>: Borra todos los datos almacenados.</text:p>
        </text:list-item>
        <text:list-item>
          <text:p text:style-name="P14"><text:span text:style-name="T5">localStorage.key(índice)</text:span>: Devuelve el nombre de la clave en una posición numérica.</text:p>
        </text:list-item>
      </text:list>
      <text:p text:style-name="P3"/>
      <text:p text:style-name="P3">c. Explica un caso real donde sería adecuado usar sessionStorage.</text:p>
      <text:p text:style-name="P5"><text:span text:style-name="T6">Un </text:span><text:span text:style-name="Strong_20_Emphasis"><text:span text:style-name="T6">formulario de varios pasos</text:span></text:span><text:span text:style-name="T6"> </text:span><text:span text:style-name="T6">(por ejemplo, la compra de un billete de avión o una encuesta larga) donde no quieres que los datos persistan si el usuario decide abandonar la página o cierra la pestaña, pero sí necesitas que la información se mantenga si recarga la página accidentalmente durante el proceso.</text:span><text:span text:style-name="T8"> </text:span></text:p>
      <text:p text:style-name="P3">3. Manipulación de strings</text:p>
      <text:p text:style-name="P3">a. ¿Qué diferencia hay entre .substring() y .substr()?<text:span text:style-name="T3"/></text:p>
      <text:list text:style-name="L5">
        <text:list-item>
          <text:p text:style-name="P15"><text:span text:style-name="Strong_20_Emphasis"><text:span text:style-name="T7">.substring(inicio, fin)</text:span></text:span><text:span text:style-name="T6">: Extrae caracteres desde el índice </text:span><text:span text:style-name="T7">inicio</text:span><text:span text:style-name="T6"> hasta el índice </text:span><text:span text:style-name="T7">fin</text:span><text:span text:style-name="T6"> (sin incluirlo). Si se intercambian los argumentos, funciona igual (el menor es el inicio).</text:span></text:p>
        </text:list-item>
        <text:list-item>
          <text:p text:style-name="P15"><text:span text:style-name="Strong_20_Emphasis"><text:span text:style-name="T7">.substr(inicio, longitud)</text:span></text:span><text:span text:style-name="T6">: Extrae caracteres desde el índice </text:span><text:span text:style-name="T7">inicio</text:span><text:span text:style-name="T6"> tomando la cantidad de caracteres indicada en </text:span><text:span text:style-name="T7">longitud</text:span><text:span text:style-name="T6">. </text:span><text:span text:style-name="Strong_20_Emphasis"><text:span text:style-name="T6">Nota:</text:span></text:span><text:span text:style-name="T6"> </text:span><text:span text:style-name="T7">.substr()</text:span><text:span text:style-name="T6"> se considera legacy (obsoleto) y se recomienda no usarlo en código nuevo.</text:span></text:p>
        </text:list-item>
      </text:list>
      <text:p text:style-name="P3"/>
      <text:p text:style-name="P3">b. ¿Qué hace .startsWith() y qué devuelve?</text:p>
      <text:p text:style-name="P5"><text:span text:style-name="T6">Este método comprueba si una cadena de texto comienza con los caracteres de otra cadena especificada. </text:span><text:span text:style-name="Strong_20_Emphasis"><text:span text:style-name="T6">Devuelve </text:span></text:span><text:span text:style-name="Strong_20_Emphasis"><text:span text:style-name="T9">u</text:span></text:span><text:span text:style-name="T6">n valor booleano ,</text:span><text:span text:style-name="T7">true</text:span><text:span text:style-name="T6"> si empieza con esa cadena, </text:span><text:span text:style-name="T7">false</text:span><text:span text:style-name="T6"> si no.</text:span></text:p>
      <text:p text:style-name="P16"/>
      <text:p text:style-name="P16"/>
      <text:p text:style-name="P3"><text:soft-page-break/>c. ¿Qué diferencia existe entre .replace() y .replaceAll()?</text:p>
      <text:list text:style-name="L6">
        <text:list-item>
          <text:p text:style-name="P17"><text:span text:style-name="Strong_20_Emphasis"><text:span text:style-name="T7">.replace()</text:span></text:span><text:span text:style-name="T6">: Solo reemplaza la </text:span><text:span text:style-name="Strong_20_Emphasis"><text:span text:style-name="T6">primera aparición</text:span></text:span><text:span text:style-name="T6"> de la cadena buscada (a menos que se use una expresión regular con la bandera global </text:span><text:span text:style-name="T7">/g</text:span><text:span text:style-name="T6">).</text:span></text:p>
        </text:list-item>
        <text:list-item>
          <text:p text:style-name="P17"><text:span text:style-name="Strong_20_Emphasis"><text:span text:style-name="T7">.replaceAll()</text:span></text:span><text:span text:style-name="T6">: Reemplaza </text:span><text:span text:style-name="Strong_20_Emphasis"><text:span text:style-name="T6">todas las apariciones</text:span></text:span><text:span text:style-name="T6"> de la cadena buscada en el texto original.</text:span></text:p>
        </text:list-item>
      </text:list>
      <text:p text:style-name="P3"/>
      <text:p text:style-name="P3">4. Objetos en JavaScript</text:p>
      <text:p text:style-name="P18">a. Explica dos formas de crear objetos en JavaScript.</text:p>
      <text:list text:style-name="L7">
        <text:list-item>
          <text:p text:style-name="P19"><text:span text:style-name="Strong_20_Emphasis"><text:span text:style-name="T10">Literal de objeto:</text:span></text:span><text:span text:style-name="T11"> Es la forma más común. </text:span></text:p>
          <text:list>
            <text:list-item>
              <text:p text:style-name="P20">const coche = { marca: "Toyota", modelo: "Corolla" };</text:p>
            </text:list-item>
          </text:list>
        </text:list-item>
        <text:list-item>
          <text:p text:style-name="P20">Constructor <text:span text:style-name="T5">new Object()</text:span>: </text:p>
          <text:list>
            <text:list-item>
              <text:p text:style-name="P20">const coche = new Object(); <text:s text:c="3"/>coche.marca = "Toyota";<text:span text:style-name="T12"/></text:p>
            </text:list-item>
          </text:list>
        </text:list-item>
      </text:list>
      <text:p text:style-name="P3"/>
      <text:p text:style-name="P3">b. ¿Qué hace el operador in en un bucle for (campo in objeto)?</text:p>
      <text:p text:style-name="P5"><text:span text:style-name="T6">El bucle </text:span><text:span text:style-name="T7">for...in</text:span><text:span text:style-name="T6"> </text:span><text:span text:style-name="T6">itera sobre todas las </text:span><text:span text:style-name="Strong_20_Emphasis"><text:span text:style-name="T6">propiedades enumerables</text:span></text:span><text:span text:style-name="T6"> </text:span><text:span text:style-name="T6">(las claves) de un objeto. En cada iteración, la variable definida toma el nombre de una propiedad (ej: "nombre", "edad").</text:span><text:span text:style-name="T8"> </text:span></text:p>
      <text:p text:style-name="P18">c. ¿Qué diferencia hay entre acceder a una propiedad con usuario.nombre y usuario['nombre']?</text:p>
      <text:list text:style-name="L8">
        <text:list-item>
          <text:p text:style-name="P21"><text:span text:style-name="Strong_20_Emphasis"><text:span text:style-name="T6">Notación de punto (</text:span></text:span><text:span text:style-name="Strong_20_Emphasis"><text:span text:style-name="T7">usuario.nombre</text:span></text:span><text:span text:style-name="Strong_20_Emphasis"><text:span text:style-name="T6">):</text:span></text:span><text:span text:style-name="T6"> Es más limpia y común, pero requiere que se conozca el nombre de la propiedad al escribir el código y que este sea un identificador válido (sin espacios, no empieza por números).</text:span></text:p>
        </text:list-item>
        <text:list-item>
          <text:p text:style-name="P21"><text:span text:style-name="Strong_20_Emphasis"><text:span text:style-name="T6">Notación de corchetes (</text:span></text:span><text:span text:style-name="Strong_20_Emphasis"><text:span text:style-name="T7">usuario['nombre']</text:span></text:span><text:span text:style-name="Strong_20_Emphasis"><text:span text:style-name="T6">):</text:span></text:span><text:span text:style-name="T6"> Permite usar variables para acceder a propiedades dinámicamente (ej: </text:span><text:span text:style-name="T7">usuario[variable]</text:span><text:span text:style-name="T6">) y permite acceder a claves que tienen espacios o caracteres especiales.</text:span></text:p>
        </text:list-item>
      </text:list>
      <text:p text:style-name="P3"/>
      <text:p text:style-name="P3">5. Funciones en JavaScript</text:p>
      <text:p text:style-name="P3">a. ¿Qué es una función anónima?</text:p>
      <text:p text:style-name="P18"><text:span text:style-name="T3">Es una función que no tiene nombre. Generalmente se asignan a una variable o se pasan como argumento (callback) a otra función.</text:span><text:line-break/><text:span text:style-name="T3">Ejemplo: </text:span><text:span text:style-name="T4">const saludo = function() { console.log("Hola"); };</text:span> </text:p>
      <text:p text:style-name="P18"/>
      <text:p text:style-name="P18"/>
      <text:p text:style-name="P18"/>
      <text:p text:style-name="P18"/>
      <text:p text:style-name="P18"/>
      <text:p text:style-name="P18"/>
      <text:p text:style-name="P3"><text:soft-page-break/>b. ¿Qué es una IIFE? Pon un ejemplo.</text:p>
      <text:p text:style-name="P5"><text:span text:style-name="T6">Significa </text:span><text:span text:style-name="Strong_20_Emphasis"><text:span text:style-name="T6">Immediately Invoked Function Expression</text:span></text:span><text:span text:style-name="T6"> </text:span><text:span text:style-name="T6">(Expresión de función ejecutada inmediatamente). Es una función que se define y se ejecuta al mismo tiempo. Sirve para crear un ámbito local y no contaminar el global.</text:span><text:span text:style-name="T8"> </text:span><text:span text:style-name="T13">Ejemplo:</text:span></text:p>
      <text:p text:style-name="P18">(function() {</text:p>
      <text:p text:style-name="P18"><text:s text:c="4"/>let secreto = "Dato privado";</text:p>
      <text:p text:style-name="P18"><text:s text:c="4"/>console.log("Me ejecuto ahora mismo");</text:p>
      <text:p text:style-name="P18">})();</text:p>
      <text:p text:style-name="P3">c. ¿Qué ventajas ofrecen las funciones flecha?</text:p>
      <text:list text:style-name="L9">
        <text:list-item>
          <text:p text:style-name="P22"><text:span text:style-name="Strong_20_Emphasis"><text:span text:style-name="T6">Sintaxis más corta:</text:span></text:span><text:span text:style-name="T6"> Permiten escribir funciones en menos líneas (incluso omitir </text:span><text:span text:style-name="T7">return</text:span><text:span text:style-name="T6"> y llaves si es una sola línea).</text:span></text:p>
        </text:list-item>
        <text:list-item>
          <text:p text:style-name="P22"><text:span text:style-name="Strong_20_Emphasis"><text:span text:style-name="T7">this</text:span></text:span><text:span text:style-name="Strong_20_Emphasis"><text:span text:style-name="T6"> léxico:</text:span></text:span><text:span text:style-name="T6"> No crean su propio contexto para </text:span><text:span text:style-name="T7">this</text:span><text:span text:style-name="T6">, sino que heredan el </text:span><text:span text:style-name="T7">this</text:span><text:span text:style-name="T6"> del ámbito donde fueron definidas. Esto es muy útil en callbacks y eventos.</text:span></text:p>
        </text:list-item>
      </text:list>
      <text:p text:style-name="P18"/>
      <text:p text:style-name="P3">6. Temporizadores</text:p>
      <text:p text:style-name="P3">a. ¿Qué diferencia hay entre setTimeout() y setInterval()?</text:p>
      <text:list text:style-name="L10">
        <text:list-item>
          <text:p text:style-name="P23"><text:span text:style-name="Strong_20_Emphasis"><text:span text:style-name="T7">setTimeout(funcion, tiempo)</text:span></text:span><text:span text:style-name="T6">: Ejecuta la función una </text:span><text:span text:style-name="Strong_20_Emphasis"><text:span text:style-name="T6">única vez</text:span></text:span><text:span text:style-name="T6"> después de que pase el tiempo indicado (en milisegundos).</text:span></text:p>
        </text:list-item>
        <text:list-item>
          <text:p text:style-name="P23"><text:span text:style-name="Strong_20_Emphasis"><text:span text:style-name="T7">setInterval(funcion, tiempo)</text:span></text:span><text:span text:style-name="T6">: Ejecuta la función de manera </text:span><text:span text:style-name="Strong_20_Emphasis"><text:span text:style-name="T6">repetitiva e indefinida</text:span></text:span><text:span text:style-name="T6"> cada vez que pasa el intervalo de tiempo indicado.</text:span></text:p>
        </text:list-item>
      </text:list>
      <text:p text:style-name="P18"/>
      <text:p text:style-name="P18"><text:span text:style-name="T12">b. ¿Qué hace clearTimeout()? ¿Y clearInterval()?</text:span><text:span text:style-name="T3"><text:line-break/>Ambos detienen la ejecución de un temporizador pendiente. Para usarlos, necesitas el ID que devuelve la función al crearse.</text:span></text:p>
      <text:list text:style-name="L11">
        <text:list-item>
          <text:p text:style-name="P24"><text:span text:style-name="T5">clearTimeout(id)</text:span>: Evita que se ejecute la función programada con <text:span text:style-name="T5">setTimeout</text:span>.</text:p>
        </text:list-item>
        <text:list-item>
          <text:p text:style-name="P25"><text:span text:style-name="T4">clearInterval(id)</text:span><text:span text:style-name="T3">: Detiene el bucle de repeticiones iniciado con </text:span><text:span text:style-name="T4">setInterval</text:span><text:span text:style-name="T3">.</text:span></text:p>
        </text:list-item>
      </text:list>
      <text:p text:style-name="P3">7. Arrays y colecciones</text:p>
      <text:p text:style-name="P5"><text:span text:style-name="T14">a. ¿Para qué sirve .filter() en un array?</text:span><text:span text:style-name="T8"><text:line-break/></text:span><text:span text:style-name="T6">El método </text:span><text:span text:style-name="T7">.filter()</text:span><text:span text:style-name="T6"> </text:span><text:span text:style-name="T6">crea un </text:span><text:span text:style-name="Strong_20_Emphasis"><text:span text:style-name="T6">nuevo array</text:span></text:span><text:span text:style-name="T6"> </text:span><text:span text:style-name="T6">con todos los elementos que cumplan una condición implementada por una función proporcionada. Si el elemento devuelve </text:span><text:span text:style-name="T7">true</text:span><text:span text:style-name="T6"> </text:span><text:span text:style-name="T6">en la función, se incluye; si es </text:span><text:span text:style-name="T7">false</text:span><text:span text:style-name="T6">, se descarta. No modifica el array original.</text:span><text:span text:style-name="T8"> </text:span></text:p>
      <text:p text:style-name="P18"/>
      <text:p text:style-name="P18"/>
      <text:p text:style-name="P18"/>
      <text:p text:style-name="P5"><text:soft-page-break/><text:span text:style-name="T8">b. </text:span><text:span text:style-name="T14">¿Qué diferencia hay entre Map y Array?</text:span></text:p>
      <text:list text:style-name="L12">
        <text:list-item>
          <text:p text:style-name="P26"><text:span text:style-name="Strong_20_Emphasis"><text:span text:style-name="T6">Array:</text:span></text:span><text:span text:style-name="T6"> Es una colección ordenada de elementos indexados numéricamente (0, 1, 2...). Se usa para listas de datos.</text:span></text:p>
        </text:list-item>
        <text:list-item>
          <text:p text:style-name="P26"><text:span text:style-name="Strong_20_Emphasis"><text:span text:style-name="T6">Map:</text:span></text:span><text:span text:style-name="T6"> Es una colección de pares </text:span><text:span text:style-name="Strong_20_Emphasis"><text:span text:style-name="T6">clave-valor</text:span></text:span><text:span text:style-name="T6">. A diferencia de los objetos, las claves en un Map pueden ser de cualquier tipo (incluso objetos o funciones), mantiene el orden de inserción y tiene métodos específicos para obtener el tamaño (</text:span><text:span text:style-name="T7">.size</text:span><text:span text:style-name="T6">).</text:span></text:p>
        </text:list-item>
      </text:list>
      <text:p text:style-name="P18"/>
      <text:p text:style-name="P3">c. ¿Qué devuelve map.get(key) si la clave no existe?</text:p>
      <text:p text:style-name="P18">Devuelve <text:span text:style-name="T5">undefined</text:span>.</text:p>
      <text:p text:style-name="P2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5157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Actividades unidad 3</text:span><text:tab/><text:span text:style-name="MT1"><text:page-number text:select-page="current">5</text:page-number></text:span><text:span text:style-name="MT1">/</text:span><text:span text:style-name="MT1"><text:page-count>5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2-09T21:09:42.776533100</dc:date>
    <meta:editing-duration>PT1H56M23S</meta:editing-duration>
    <meta:editing-cycles>32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80" meta:word-count="1193" meta:character-count="7608" meta:non-whitespace-character-count="6503"/>
  </office:meta>
</office:document-meta>
</file>